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15.984cm" svg:height="9.004cm" svg:x="1.535cm" svg:y="13.201cm">
            <draw:object draw:notify-on-update-of-ranges="Dense.B1:Dense.B1 Dense.B2:Dense.B22 Dense.C1:Dense.C1 Dense.C2:Dense.C22 Dense.D1:Dense.D1 Dense.D2:Dense.D22 Dense.E1:Dense.E1 Dense.E2:Dense.E22 Dense.F1:Dense.F1 Dense.F2:Dense.F22 Dense.G1:Dense.G1 Dense.G2:Dense.G22 Dense.H1:Dense.H1 Dense.H2:Dense.H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Unopt C</text:p>
          </table:table-cell>
          <table:table-cell office:value-type="string" calcext:value-type="string">
            <text:p>Opt C</text:p>
          </table:table-cell>
          <table:table-cell office:value-type="string" calcext:value-type="string">
            <text:p>Unopt C++</text:p>
          </table:table-cell>
          <table:table-cell office:value-type="string" calcext:value-type="string">
            <text:p>Opt C++</text:p>
          </table:table-cell>
          <table:table-cell office:value-type="string" calcext:value-type="string">
            <text:p>Opt C++ int array</text:p>
          </table:table-cell>
          <table:table-cell office:value-type="string" calcext:value-type="string">
            <text:p>Unopt C++ int array</text:p>
          </table:table-cell>
          <table:table-cell office:value-type="string" calcext:value-type="string">
            <text:p>Unopt Haskell</text:p>
          </table:table-cell>
          <table:table-cell office:value-type="string" calcext:value-type="string">
            <text:p>Unopt Haskell Internal</text:p>
          </table:table-cell>
          <table:table-cell office:value-type="string" calcext:value-type="string">
            <text:p>Opt Haskell</text:p>
          </table:table-cell>
          <table:table-cell office:value-type="string" calcext:value-type="string">
            <text:p>Opt Haskell Internal</text:p>
          </table:table-cell>
          <table:table-cell office:value-type="string" calcext:value-type="string">
            <text:p>Scheme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 * ([.A2]+1)/2" office:value-type="float" office:value="500500" calcext:value-type="float">
            <text:p>500500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0.447998046875" calcext:value-type="float">
            <text:p>20.4479980469</text:p>
          </table:table-cell>
          <table:table-cell table:number-columns-repeated="1011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3] * ([.A3]+1)/2" office:value-type="float" office:value="605550" calcext:value-type="float">
            <text:p>605550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98" calcext:value-type="float">
            <text:p>298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float" office:value="25.02197265625" calcext:value-type="float">
            <text:p>25.0219726563</text:p>
          </table:table-cell>
          <table:table-cell table:number-columns-repeated="101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4] * ([.A4]+1)/2" office:value-type="float" office:value="720600" calcext:value-type="float">
            <text:p>720600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49.9" calcext:value-type="float">
            <text:p>49.9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" calcext:value-type="float">
            <text:p>521</text:p>
          </table:table-cell>
          <table:table-cell office:value-type="float" office:value="384" calcext:value-type="float">
            <text:p>384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29.427978515625" calcext:value-type="float">
            <text:p>29.4279785156</text:p>
          </table:table-cell>
          <table:table-cell table:number-columns-repeated="1011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5] * ([.A5]+1)/2" office:value-type="float" office:value="845650" calcext:value-type="float">
            <text:p>845650</text:p>
          </table:table-cell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  <table:table-cell office:value-type="float" office:value="58.6" calcext:value-type="float">
            <text:p>58.6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95" calcext:value-type="float">
            <text:p>595</text:p>
          </table:table-cell>
          <table:table-cell office:value-type="float" office:value="427" calcext:value-type="float">
            <text:p>427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53.89404296875" calcext:value-type="float">
            <text:p>53.8940429688</text:p>
          </table:table-cell>
          <table:table-cell table:number-columns-repeated="1011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6] * ([.A6]+1)/2" office:value-type="float" office:value="980700" calcext:value-type="float">
            <text:p>980700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67.7" calcext:value-type="float">
            <text:p>67.7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office:value-type="float" office:value="399" calcext:value-type="float">
            <text:p>399</text:p>
          </table:table-cell>
          <table:table-cell office:value-type="float" office:value="491" calcext:value-type="float">
            <text:p>491</text:p>
          </table:table-cell>
          <table:table-cell office:value-type="float" office:value="59.465087890625" calcext:value-type="float">
            <text:p>59.4650878906</text:p>
          </table:table-cell>
          <table:table-cell table:number-columns-repeated="1011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7] * ([.A7]+1)/2" office:value-type="float" office:value="1125750" calcext:value-type="float">
            <text:p>1125750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77.5" calcext:value-type="float">
            <text:p>77.5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96" calcext:value-type="float">
            <text:p>796</text:p>
          </table:table-cell>
          <table:table-cell office:value-type="float" office:value="584" calcext:value-type="float">
            <text:p>584</text:p>
          </table:table-cell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64.47900390625" calcext:value-type="float">
            <text:p>64.4790039063</text:p>
          </table:table-cell>
          <table:table-cell table:number-columns-repeated="1011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] * ([.A8]+1)/2" office:value-type="float" office:value="1280800" calcext:value-type="float">
            <text:p>128080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638" calcext:value-type="float">
            <text:p>638</text:p>
          </table:table-cell>
          <table:table-cell office:value-type="float" office:value="462" calcext:value-type="float">
            <text:p>462</text:p>
          </table:table-cell>
          <table:table-cell office:value-type="float" office:value="674" calcext:value-type="float">
            <text:p>674</text:p>
          </table:table-cell>
          <table:table-cell office:value-type="float" office:value="69.8330078125" calcext:value-type="float">
            <text:p>69.8330078125</text:p>
          </table:table-cell>
          <table:table-cell table:number-columns-repeated="1011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9] * ([.A9]+1)/2" office:value-type="float" office:value="1445850" calcext:value-type="float">
            <text:p>1445850</text:p>
          </table:table-cell>
          <table:table-cell office:value-type="float" office:value="11.8" calcext:value-type="float">
            <text:p>11.8</text:p>
          </table:table-cell>
          <table:table-cell office:value-type="float" office:value="5.2" calcext:value-type="float">
            <text:p>5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51" calcext:value-type="float">
            <text:p>1051</text:p>
          </table:table-cell>
          <table:table-cell office:value-type="float" office:value="784" calcext:value-type="float">
            <text:p>784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76.85693359375" calcext:value-type="float">
            <text:p>76.8569335938</text:p>
          </table:table-cell>
          <table:table-cell table:number-columns-repeated="1011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 * ([.A10]+1)/2" office:value-type="float" office:value="1620900" calcext:value-type="float">
            <text:p>1620900</text:p>
          </table:table-cell>
          <table:table-cell office:value-type="float" office:value="13.2" calcext:value-type="float">
            <text:p>13.2</text:p>
          </table:table-cell>
          <table:table-cell office:value-type="float" office:value="5.6" calcext:value-type="float">
            <text:p>5.6</text:p>
          </table:table-cell>
          <table:table-cell office:value-type="float" office:value="111.1" calcext:value-type="float">
            <text:p>111.1</text:p>
          </table:table-cell>
          <table:table-cell office:value-type="float" office:value="12.4" calcext:value-type="float">
            <text:p>12.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68" calcext:value-type="float">
            <text:p>1168</text:p>
          </table:table-cell>
          <table:table-cell office:value-type="float" office:value="788" calcext:value-type="float">
            <text:p>788</text:p>
          </table:table-cell>
          <table:table-cell office:value-type="float" office:value="656" calcext:value-type="float">
            <text:p>656</text:p>
          </table:table-cell>
          <table:table-cell office:value-type="float" office:value="855" calcext:value-type="float">
            <text:p>855</text:p>
          </table:table-cell>
          <table:table-cell office:value-type="float" office:value="83.198974609375" calcext:value-type="float">
            <text:p>83.1989746094</text:p>
          </table:table-cell>
          <table:table-cell table:number-columns-repeated="1011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1] * ([.A11]+1)/2" office:value-type="float" office:value="1805950" calcext:value-type="float">
            <text:p>1805950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  <table:table-cell office:value-type="float" office:value="123.6" calcext:value-type="float">
            <text:p>123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969" calcext:value-type="float">
            <text:p>969</text:p>
          </table:table-cell>
          <table:table-cell office:value-type="float" office:value="721" calcext:value-type="float">
            <text:p>721</text:p>
          </table:table-cell>
          <table:table-cell office:value-type="float" office:value="916" calcext:value-type="float">
            <text:p>916</text:p>
          </table:table-cell>
          <table:table-cell office:value-type="float" office:value="100.47119140625" calcext:value-type="float">
            <text:p>100.4711914063</text:p>
          </table:table-cell>
          <table:table-cell table:number-columns-repeated="101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2] * ([.A12]+1)/2" office:value-type="float" office:value="2001000" calcext:value-type="float">
            <text:p>2001000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36.5" calcext:value-type="float">
            <text:p>136.5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office:value-type="float" office:value="1044" calcext:value-type="float">
            <text:p>1044</text:p>
          </table:table-cell>
          <table:table-cell office:value-type="float" office:value="830" calcext:value-type="float">
            <text:p>830</text:p>
          </table:table-cell>
          <table:table-cell office:value-type="float" office:value="1082" calcext:value-type="float">
            <text:p>1082</text:p>
          </table:table-cell>
          <table:table-cell office:value-type="float" office:value="108.199951171875" calcext:value-type="float">
            <text:p>108.1999511719</text:p>
          </table:table-cell>
          <table:table-cell table:number-columns-repeated="101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13] * ([.A13]+1)/2" office:value-type="float" office:value="2206050" calcext:value-type="float">
            <text:p>2206050</text:p>
          </table:table-cell>
          <table:table-cell office:value-type="float" office:value="18.1" calcext:value-type="float">
            <text:p>18.1</text:p>
          </table:table-cell>
          <table:table-cell office:value-type="float" office:value="7.8" calcext:value-type="float">
            <text:p>7.8</text:p>
          </table:table-cell>
          <table:table-cell office:value-type="float" office:value="154.4" calcext:value-type="float">
            <text:p>154.4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623" calcext:value-type="float">
            <text:p>1623</text:p>
          </table:table-cell>
          <table:table-cell office:value-type="float" office:value="1092" calcext:value-type="float">
            <text:p>1092</text:p>
          </table:table-cell>
          <table:table-cell office:value-type="float" office:value="880" calcext:value-type="float">
            <text:p>880</text:p>
          </table:table-cell>
          <table:table-cell office:value-type="float" office:value="1085" calcext:value-type="float">
            <text:p>1085</text:p>
          </table:table-cell>
          <table:table-cell office:value-type="float" office:value="115.13720703125" calcext:value-type="float">
            <text:p>115.1372070313</text:p>
          </table:table-cell>
          <table:table-cell table:number-columns-repeated="1011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4] * ([.A14]+1)/2" office:value-type="float" office:value="2421100" calcext:value-type="float">
            <text:p>2421100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  <table:table-cell office:value-type="float" office:value="168.3" calcext:value-type="float">
            <text:p>168.3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790" calcext:value-type="float">
            <text:p>1790</text:p>
          </table:table-cell>
          <table:table-cell office:value-type="float" office:value="1323" calcext:value-type="float">
            <text:p>1323</text:p>
          </table:table-cell>
          <table:table-cell office:value-type="float" office:value="954" calcext:value-type="float">
            <text:p>954</text:p>
          </table:table-cell>
          <table:table-cell office:value-type="float" office:value="1242" calcext:value-type="float">
            <text:p>1242</text:p>
          </table:table-cell>
          <table:table-cell office:value-type="float" office:value="124.840087890625" calcext:value-type="float">
            <text:p>124.8400878906</text:p>
          </table:table-cell>
          <table:table-cell table:number-columns-repeated="1011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15] * ([.A15]+1)/2" office:value-type="float" office:value="2646150" calcext:value-type="float">
            <text:p>2646150</text:p>
          </table:table-cell>
          <table:table-cell office:value-type="float" office:value="21.6" calcext:value-type="float">
            <text:p>21.6</text:p>
          </table:table-cell>
          <table:table-cell office:value-type="float" office:value="9.2" calcext:value-type="float">
            <text:p>9.2</text:p>
          </table:table-cell>
          <table:table-cell office:value-type="float" office:value="183.6" calcext:value-type="float">
            <text:p>183.6</text:p>
          </table:table-cell>
          <table:table-cell office:value-type="float" office:value="23.1" calcext:value-type="float">
            <text:p>23.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845" calcext:value-type="float">
            <text:p>1845</text:p>
          </table:table-cell>
          <table:table-cell office:value-type="float" office:value="1340" calcext:value-type="float">
            <text:p>1340</text:p>
          </table:table-cell>
          <table:table-cell office:value-type="float" office:value="1081" calcext:value-type="float">
            <text:p>1081</text:p>
          </table:table-cell>
          <table:table-cell office:value-type="float" office:value="1428" calcext:value-type="float">
            <text:p>1428</text:p>
          </table:table-cell>
          <table:table-cell office:value-type="float" office:value="140.305908203125" calcext:value-type="float">
            <text:p>140.3059082031</text:p>
          </table:table-cell>
          <table:table-cell table:number-columns-repeated="1011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6] * ([.A16]+1)/2" office:value-type="float" office:value="2881200" calcext:value-type="float">
            <text:p>2881200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  <table:table-cell office:value-type="float" office:value="199.7" calcext:value-type="float">
            <text:p>199.7</text:p>
          </table:table-cell>
          <table:table-cell office:value-type="float" office:value="24.8" calcext:value-type="float">
            <text:p>24.8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63" calcext:value-type="float">
            <text:p>2163</text:p>
          </table:table-cell>
          <table:table-cell office:value-type="float" office:value="1533" calcext:value-type="float">
            <text:p>1533</text:p>
          </table:table-cell>
          <table:table-cell office:value-type="float" office:value="1180" calcext:value-type="float">
            <text:p>1180</text:p>
          </table:table-cell>
          <table:table-cell office:value-type="float" office:value="1505" calcext:value-type="float">
            <text:p>1505</text:p>
          </table:table-cell>
          <table:table-cell office:value-type="float" office:value="149.215087890625" calcext:value-type="float">
            <text:p>149.2150878906</text:p>
          </table:table-cell>
          <table:table-cell table:number-columns-repeated="1011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17] * ([.A17]+1)/2" office:value-type="float" office:value="3126250" calcext:value-type="float">
            <text:p>3126250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  <table:table-cell office:value-type="float" office:value="216.3" calcext:value-type="float">
            <text:p>216.3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2280" calcext:value-type="float">
            <text:p>2280</text:p>
          </table:table-cell>
          <table:table-cell office:value-type="float" office:value="1702" calcext:value-type="float">
            <text:p>1702</text:p>
          </table:table-cell>
          <table:table-cell office:value-type="float" office:value="1341" calcext:value-type="float">
            <text:p>1341</text:p>
          </table:table-cell>
          <table:table-cell office:value-type="float" office:value="1656" calcext:value-type="float">
            <text:p>1656</text:p>
          </table:table-cell>
          <table:table-cell office:value-type="float" office:value="158.26513671875" calcext:value-type="float">
            <text:p>158.2651367188</text:p>
          </table:table-cell>
          <table:table-cell table:number-columns-repeated="1011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8] * ([.A18]+1)/2" office:value-type="float" office:value="3381300" calcext:value-type="float">
            <text:p>3381300</text:p>
          </table:table-cell>
          <table:table-cell office:value-type="float" office:value="27.8" calcext:value-type="float">
            <text:p>27.8</text:p>
          </table:table-cell>
          <table:table-cell office:value-type="float" office:value="11.7" calcext:value-type="float">
            <text:p>11.7</text:p>
          </table:table-cell>
          <table:table-cell office:value-type="float" office:value="233.5" calcext:value-type="float">
            <text:p>233.5</text:p>
          </table:table-cell>
          <table:table-cell office:value-type="float" office:value="28.1" calcext:value-type="float">
            <text:p>28.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614" calcext:value-type="float">
            <text:p>2614</text:p>
          </table:table-cell>
          <table:table-cell office:value-type="float" office:value="1770" calcext:value-type="float">
            <text:p>1770</text:p>
          </table:table-cell>
          <table:table-cell office:value-type="float" office:value="1332" calcext:value-type="float">
            <text:p>1332</text:p>
          </table:table-cell>
          <table:table-cell office:value-type="float" office:value="1700" calcext:value-type="float">
            <text:p>1700</text:p>
          </table:table-cell>
          <table:table-cell office:value-type="float" office:value="174.909912109375" calcext:value-type="float">
            <text:p>174.9099121094</text:p>
          </table:table-cell>
          <table:table-cell table:number-columns-repeated="1011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19] * ([.A19]+1)/2" office:value-type="float" office:value="3646350" calcext:value-type="float">
            <text:p>3646350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  <table:table-cell office:value-type="float" office:value="251.4" calcext:value-type="float">
            <text:p>251.4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687" calcext:value-type="float">
            <text:p>2687</text:p>
          </table:table-cell>
          <table:table-cell office:value-type="float" office:value="1842" calcext:value-type="float">
            <text:p>1842</text:p>
          </table:table-cell>
          <table:table-cell office:value-type="float" office:value="1482" calcext:value-type="float">
            <text:p>1482</text:p>
          </table:table-cell>
          <table:table-cell office:value-type="float" office:value="2019" calcext:value-type="float">
            <text:p>2019</text:p>
          </table:table-cell>
          <table:table-cell office:value-type="float" office:value="182.9990234375" calcext:value-type="float">
            <text:p>182.9990234375</text:p>
          </table:table-cell>
          <table:table-cell table:number-columns-repeated="1011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0] * ([.A20]+1)/2" office:value-type="float" office:value="3921400" calcext:value-type="float">
            <text:p>3921400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  <table:table-cell office:value-type="float" office:value="270.1" calcext:value-type="float">
            <text:p>270.1</text:p>
          </table:table-cell>
          <table:table-cell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2763" calcext:value-type="float">
            <text:p>2763</text:p>
          </table:table-cell>
          <table:table-cell office:value-type="float" office:value="2142" calcext:value-type="float">
            <text:p>2142</text:p>
          </table:table-cell>
          <table:table-cell office:value-type="float" office:value="1715" calcext:value-type="float">
            <text:p>1715</text:p>
          </table:table-cell>
          <table:table-cell office:value-type="float" office:value="2028" calcext:value-type="float">
            <text:p>2028</text:p>
          </table:table-cell>
          <table:table-cell office:value-type="float" office:value="195.0078125" calcext:value-type="float">
            <text:p>195.0078125</text:p>
          </table:table-cell>
          <table:table-cell table:number-columns-repeated="1011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1] * ([.A21]+1)/2" office:value-type="float" office:value="4206450" calcext:value-type="float">
            <text:p>4206450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  <table:table-cell office:value-type="float" office:value="289.3" calcext:value-type="float">
            <text:p>289.3</text:p>
          </table:table-cell>
          <table:table-cell office:value-type="float" office:value="33.8" calcext:value-type="float">
            <text:p>33.8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3241" calcext:value-type="float">
            <text:p>3241</text:p>
          </table:table-cell>
          <table:table-cell office:value-type="float" office:value="2096" calcext:value-type="float">
            <text:p>2096</text:p>
          </table:table-cell>
          <table:table-cell office:value-type="float" office:value="1786" calcext:value-type="float">
            <text:p>1786</text:p>
          </table:table-cell>
          <table:table-cell office:value-type="float" office:value="2200" calcext:value-type="float">
            <text:p>2200</text:p>
          </table:table-cell>
          <table:table-cell office:value-type="float" office:value="212.756103515625" calcext:value-type="float">
            <text:p>212.7561035156</text:p>
          </table:table-cell>
          <table:table-cell table:number-columns-repeated="1011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2] * ([.A22]+1)/2" office:value-type="float" office:value="4501500" calcext:value-type="float">
            <text:p>4501500</text:p>
          </table:table-cell>
          <table:table-cell office:value-type="float" office:value="36.8" calcext:value-type="float">
            <text:p>36.8</text:p>
          </table:table-cell>
          <table:table-cell office:value-type="float" office:value="15.6" calcext:value-type="float">
            <text:p>15.6</text:p>
          </table:table-cell>
          <table:table-cell office:value-type="float" office:value="309" calcext:value-type="float">
            <text:p>309</text:p>
          </table:table-cell>
          <table:table-cell office:value-type="float" office:value="35.7" calcext:value-type="float">
            <text:p>35.7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3577" calcext:value-type="float">
            <text:p>3577</text:p>
          </table:table-cell>
          <table:table-cell office:value-type="float" office:value="2453" calcext:value-type="float">
            <text:p>2453</text:p>
          </table:table-cell>
          <table:table-cell office:value-type="float" office:value="1825" calcext:value-type="float">
            <text:p>1825</text:p>
          </table:table-cell>
          <table:table-cell office:value-type="float" office:value="2314" calcext:value-type="float">
            <text:p>2314</text:p>
          </table:table-cell>
          <table:table-cell office:value-type="float" office:value="222.93994140625" calcext:value-type="float">
            <text:p>222.939941406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</text:p>
          </table:table-cell>
          <table:table-cell/>
          <table:table-cell table:number-columns-repeated="2" office:value-type="string" calcext:value-type="string">
            <text:p>36M</text:p>
          </table:table-cell>
          <table:table-cell table:number-columns-repeated="4" office:value-type="string" calcext:value-type="string">
            <text:p>80M</text:p>
          </table:table-cell>
          <table:table-cell table:number-columns-repeated="4" office:value-type="string" calcext:value-type="string">
            <text:p>430M</text:p>
          </table:table-cell>
          <table:table-cell office:value-type="string" calcext:value-type="string">
            <text:p>375M</text:p>
          </table:table-cell>
          <table:table-cell table:number-columns-repeated="1011"/>
        </table:table-row>
      </table:table>
      <table:table table:name="Spars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0:34:55.889044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0:02.999248188</meta:creation-date>
    <dc:date>2015-11-16T13:47:17.649023203</dc:date>
    <meta:editing-duration>PT1H15M53S</meta:editing-duration>
    <meta:editing-cycles>4</meta:editing-cycles>
    <meta:generator>LibreOffice/4.2.8.2$Linux_X86_64 LibreOffice_project/420m0$Build-2</meta:generator>
    <meta:document-statistic meta:table-count="2" meta:cell-count="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title svg:x="4.681cm" svg:y="0.316cm" chart:style-name="ch2">
          <text:p>Speed comparison of C and C++</text:p>
        </chart:title>
        <chart:legend chart:legend-position="end" svg:x="11.625cm" svg:y="2.958cm" style:legend-expansion="high" chart:style-name="ch3"/>
        <chart:plot-area chart:style-name="ch4" table:cell-range-address="Dense.B1:Dense.H22" chart:data-source-has-labels="both" svg:x="1.33cm" svg:y="1.301cm" svg:width="9.976cm" svg:height="6.543cm">
          <chartooo:coordinate-region svg:x="2.137cm" svg:y="1.501cm" svg:width="8.519cm" svg:height="5.696cm"/>
          <chart:axis chart:dimension="x" chart:name="primary-x" chart:style-name="ch5" chartooo:axis-type="auto">
            <chart:title svg:x="5.017cm" svg:y="8.024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Dense.C2:Dense.C22" chart:label-cell-address="Dense.C1:Dense.C1" chart:class="chart:scatter">
            <chart:domain table:cell-range-address="Dense.B2:Dense.B22"/>
            <chart:data-point chart:repeated="21"/>
          </chart:series>
          <chart:series chart:style-name="ch10" chart:values-cell-range-address="Dense.D2:Dense.D22" chart:label-cell-address="Dense.D1:Dense.D1" chart:class="chart:scatter">
            <chart:data-point chart:repeated="21"/>
          </chart:series>
          <chart:series chart:style-name="ch11" chart:values-cell-range-address="Dense.E2:Dense.E22" chart:label-cell-address="Dense.E1:Dense.E1" chart:class="chart:scatter">
            <chart:data-point chart:repeated="21"/>
          </chart:series>
          <chart:series chart:style-name="ch12" chart:values-cell-range-address="Dense.F2:Dense.F22" chart:label-cell-address="Dense.F1:Dense.F1" chart:class="chart:scatter">
            <chart:data-point chart:repeated="21"/>
          </chart:series>
          <chart:series chart:style-name="ch13" chart:values-cell-range-address="Dense.G2:Dense.G22" chart:label-cell-address="Dense.G1:Dense.G1" chart:class="chart:scatter">
            <chart:data-point chart:repeated="21"/>
          </chart:series>
          <chart:series chart:style-name="ch14" chart:values-cell-range-address="Dense.H2:Dense.H22" chart:label-cell-address="Dense.H1:Dense.H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opt C</text:p>
                <draw:g>
                  <svg:desc>Dense.C1:Dense.C1</svg:desc>
                </draw:g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Unopt C++</text:p>
                <draw:g>
                  <svg:desc>Dense.E1:Dense.E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C++ int array</text:p>
                <draw:g>
                  <svg:desc>Dense.G1:Dense.G1</svg:desc>
                </draw:g>
              </table:table-cell>
              <table:table-cell office:value-type="string">
                <text:p>Unopt C++ int array</text:p>
                <draw:g>
                  <svg:desc>Dense.H1:Dense.H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4.3">
                <text:p>4.3</text:p>
                <draw:g>
                  <svg:desc>Dense.C2:Dense.C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4.2">
                <text:p>34.2</text:p>
                <draw:g>
                  <svg:desc>Dense.E2:Dense.E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5">
                <text:p>5</text:p>
                <draw:g>
                  <svg:desc>Dense.G2:Dense.G22</svg:desc>
                </draw:g>
              </table:table-cell>
              <table:table-cell office:value-type="float" office:value="18">
                <text:p>18</text:p>
                <draw:g>
                  <svg:desc>Dense.H2:Dense.H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42.3">
                <text:p>42.3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  <table:table-cell office:value-type="float" office:value="49.9">
                <text:p>49.9</text:p>
              </table:table-cell>
              <table:table-cell office:value-type="float" office:value="6.4">
                <text:p>6.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  <table:table-cell office:value-type="float" office:value="58.6">
                <text:p>58.6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7.8">
                <text:p>7.8</text:p>
              </table:table-cell>
              <table:table-cell office:value-type="float" office:value="3.3">
                <text:p>3.3</text:p>
              </table:table-cell>
              <table:table-cell office:value-type="float" office:value="67.7">
                <text:p>67.7</text:p>
              </table:table-cell>
              <table:table-cell office:value-type="float" office:value="8.1">
                <text:p>8.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77.5">
                <text:p>77.5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88">
                <text:p>88</text:p>
              </table:table-cell>
              <table:table-cell office:value-type="float" office:value="10.2">
                <text:p>10.2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1.8">
                <text:p>11.8</text:p>
              </table:table-cell>
              <table:table-cell office:value-type="float" office:value="5.2">
                <text:p>5.2</text:p>
              </table:table-cell>
              <table:table-cell office:value-type="float" office:value="98.9">
                <text:p>98.9</text:p>
              </table:table-cell>
              <table:table-cell office:value-type="float" office:value="11.3">
                <text:p>11.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3.2">
                <text:p>13.2</text:p>
              </table:table-cell>
              <table:table-cell office:value-type="float" office:value="5.6">
                <text:p>5.6</text:p>
              </table:table-cell>
              <table:table-cell office:value-type="float" office:value="111.1">
                <text:p>111.1</text:p>
              </table:table-cell>
              <table:table-cell office:value-type="float" office:value="12.4">
                <text:p>12.4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4.7">
                <text:p>14.7</text:p>
              </table:table-cell>
              <table:table-cell office:value-type="float" office:value="6.4">
                <text:p>6.4</text:p>
              </table:table-cell>
              <table:table-cell office:value-type="float" office:value="123.6">
                <text:p>123.6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16.4">
                <text:p>16.4</text:p>
              </table:table-cell>
              <table:table-cell office:value-type="float" office:value="7">
                <text:p>7</text:p>
              </table:table-cell>
              <table:table-cell office:value-type="float" office:value="136.5">
                <text:p>136.5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18.1">
                <text:p>18.1</text:p>
              </table:table-cell>
              <table:table-cell office:value-type="float" office:value="7.8">
                <text:p>7.8</text:p>
              </table:table-cell>
              <table:table-cell office:value-type="float" office:value="154.4">
                <text:p>154.4</text:p>
              </table:table-cell>
              <table:table-cell office:value-type="float" office:value="20.3">
                <text:p>20.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19.8">
                <text:p>19.8</text:p>
              </table:table-cell>
              <table:table-cell office:value-type="float" office:value="8.4">
                <text:p>8.4</text:p>
              </table:table-cell>
              <table:table-cell office:value-type="float" office:value="168.3">
                <text:p>168.3</text:p>
              </table:table-cell>
              <table:table-cell office:value-type="float" office:value="21.7">
                <text:p>21.7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1.6">
                <text:p>21.6</text:p>
              </table:table-cell>
              <table:table-cell office:value-type="float" office:value="9.2">
                <text:p>9.2</text:p>
              </table:table-cell>
              <table:table-cell office:value-type="float" office:value="183.6">
                <text:p>183.6</text:p>
              </table:table-cell>
              <table:table-cell office:value-type="float" office:value="23.1">
                <text:p>23.1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3.5">
                <text:p>23.5</text:p>
              </table:table-cell>
              <table:table-cell office:value-type="float" office:value="10.1">
                <text:p>10.1</text:p>
              </table:table-cell>
              <table:table-cell office:value-type="float" office:value="199.7">
                <text:p>199.7</text:p>
              </table:table-cell>
              <table:table-cell office:value-type="float" office:value="24.8">
                <text:p>24.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25.7">
                <text:p>25.7</text:p>
              </table:table-cell>
              <table:table-cell office:value-type="float" office:value="10.9">
                <text:p>10.9</text:p>
              </table:table-cell>
              <table:table-cell office:value-type="float" office:value="216.3">
                <text:p>216.3</text:p>
              </table:table-cell>
              <table:table-cell office:value-type="float" office:value="26.3">
                <text:p>26.3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27.8">
                <text:p>27.8</text:p>
              </table:table-cell>
              <table:table-cell office:value-type="float" office:value="11.7">
                <text:p>11.7</text:p>
              </table:table-cell>
              <table:table-cell office:value-type="float" office:value="233.5">
                <text:p>233.5</text:p>
              </table:table-cell>
              <table:table-cell office:value-type="float" office:value="28.1">
                <text:p>28.1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29.8">
                <text:p>29.8</text:p>
              </table:table-cell>
              <table:table-cell office:value-type="float" office:value="12.7">
                <text:p>12.7</text:p>
              </table:table-cell>
              <table:table-cell office:value-type="float" office:value="251.4">
                <text:p>251.4</text:p>
              </table:table-cell>
              <table:table-cell office:value-type="float" office:value="29.9">
                <text:p>29.9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2.2">
                <text:p>32.2</text:p>
              </table:table-cell>
              <table:table-cell office:value-type="float" office:value="13.6">
                <text:p>13.6</text:p>
              </table:table-cell>
              <table:table-cell office:value-type="float" office:value="270.1">
                <text:p>270.1</text:p>
              </table:table-cell>
              <table:table-cell office:value-type="float" office:value="31.7">
                <text:p>31.7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34.3">
                <text:p>34.3</text:p>
              </table:table-cell>
              <table:table-cell office:value-type="float" office:value="14.5">
                <text:p>14.5</text:p>
              </table:table-cell>
              <table:table-cell office:value-type="float" office:value="289.3">
                <text:p>289.3</text:p>
              </table:table-cell>
              <table:table-cell office:value-type="float" office:value="33.8">
                <text:p>33.8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36.8">
                <text:p>36.8</text:p>
              </table:table-cell>
              <table:table-cell office:value-type="float" office:value="15.6">
                <text:p>15.6</text:p>
              </table:table-cell>
              <table:table-cell office:value-type="float" office:value="309">
                <text:p>309</text:p>
              </table:table-cell>
              <table:table-cell office:value-type="float" office:value="35.7">
                <text:p>35.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